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3">
      <style:text-properties style:text-underline-style="none"/>
    </style:style>
    <style:style style:name="P3" style:family="paragraph" style:parent-style-name="Standard" style:list-style-name="L4">
      <style:text-properties style:text-underline-style="none"/>
    </style:style>
    <style:style style:name="P4" style:family="paragraph" style:parent-style-name="Standard" style:list-style-name="L4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 style:list-style-name="L5">
      <style:text-properties fo:font-variant="normal" fo:text-transform="none" fo:color="#000000" style:font-name="Consolas" fo:font-size="13.75pt" fo:letter-spacing="normal" fo:font-style="normal" fo:font-weight="normal"/>
    </style:style>
    <style:style style:name="P11" style:family="paragraph" style:parent-style-name="Standard" style:list-style-name="L5">
      <style:text-properties fo:font-variant="normal" fo:text-transform="none" fo:color="#000000" style:font-name="Consolas" fo:font-size="13.75pt" fo:letter-spacing="normal" fo:font-style="italic" fo:font-weight="normal" style:font-style-asian="italic" style:font-style-complex="italic"/>
    </style:style>
    <style:style style:name="P12" style:family="paragraph" style:parent-style-name="Standard" style:list-style-name="L5">
      <style:text-properties fo:font-style="italic" style:font-style-asian="italic" style:font-style-complex="italic"/>
    </style:style>
    <style:style style:name="P13" style:family="paragraph" style:parent-style-name="Standard" style:list-style-name="L6">
      <style:text-properties fo:font-weight="bold" style:font-weight-asian="bold" style:font-weight-complex="bold"/>
    </style:style>
    <style:style style:name="P14" style:family="paragraph" style:parent-style-name="Standard" style:list-style-name="L7"/>
    <style:style style:name="P15" style:family="paragraph" style:parent-style-name="Standard" style:list-style-name="L8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margin-left="0in" fo:margin-right="0in" fo:text-indent="0in" style:auto-text-indent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paragraph-properties fo:margin-left="0in" fo:margin-right="0in" fo:text-indent="0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8">
      <style:paragraph-properties fo:margin-left="0.9846in" fo:margin-right="0in" fo:text-indent="-0.25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paragraph-properties fo:margin-left="0.4925in" fo:margin-right="0in" fo:text-indent="-0.25in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Times New Roman" fo:font-size="12pt" style:text-underline-style="none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font-style="italic" style:text-underline-style="none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ter 1</text:p>
      <text:p text:style-name="P6">---</text:p>
      <text:p text:style-name="P7">RHCSA and RHCE Exams</text:p>
      <text:p text:style-name="P8"/>
      <text:list xml:id="list7433353170114600368" text:style-name="L2">
        <text:list-item>
          <text:list>
            <text:list-header>
              <text:p text:style-name="P16">1.1: </text:p>
            </text:list-header>
          </text:list>
        </text:list-item>
      </text:list>
      <text:p text:style-name="P8"/>
      <text:p text:style-name="P8"/>
      <text:list xml:id="list100559697" text:continue-numbering="true" text:style-name="L2">
        <text:list-item>
          <text:list>
            <text:list-header>
              <text:p text:style-name="P16">1.2: Hardware requirements</text:p>
            </text:list-header>
          </text:list>
        </text:list-item>
      </text:list>
      <text:p text:style-name="P8"/>
      <text:p text:style-name="P1"><text:span text:style-name="T1">uname</text:span> </text:p>
      <text:list xml:id="list7605931023373024809" text:style-name="L4">
        <text:list-item>
          <text:p text:style-name="P4">-p</text:p>
        </text:list-item>
        <text:list-item>
          <text:p text:style-name="P3"/>
        </text:list-item>
      </text:list>
      <text:p text:style-name="Standard"><text:span text:style-name="T3"/></text:p>
      <text:p text:style-name="Standard"><text:span text:style-name="T3">cat /etc/redhat-release </text:span><text:span text:style-name="T4">- Shows current version (5.x, 6.x, etc) on Red Hat, CentOS, and all Fedora-based kernels. <text:s/>Note that this file can be modified to meet X requirement. <text:s/>Alternatives include:</text:span></text:p>
      <text:list xml:id="list5299816672401775036" text:style-name="L5">
        <text:list-item>
          <text:p text:style-name="P12"><text:span text:style-name="T4">cat /etc/issue - </text:span></text:p>
        </text:list-item>
        <text:list-item>
          <text:p text:style-name="P11"><text:span text:style-name="T6">lsb_release -i -</text:span><text:span text:style-name="T6">r - </text:span></text:p>
        </text:list-item>
        <text:list-item>
          <text:p text:style-name="P10"><text:span text:style-name="T7">uname -r</text:span><text:span text:style-name="T6"> - then map the kernel to a version.</text:span></text:p>
        </text:list-item>
      </text:list>
      <text:p text:style-name="Standard"><text:span text:style-name="T3"/></text:p>
      <text:p text:style-name="Standard"><text:span text:style-name="T3">GNOME - (</text:span><text:span text:style-name="T8">G</text:span><text:span text:style-name="T4">NU </text:span><text:span text:style-name="T8">N</text:span><text:span text:style-name="T4">etwork </text:span><text:span text:style-name="T8">O</text:span><text:span text:style-name="T4">bject </text:span><text:span text:style-name="T8">M</text:span><text:span text:style-name="T4">odel </text:span><text:span text:style-name="T8">E</text:span><text:span text:style-name="T4">nvironment)</text:span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/></text:p>
      <text:p text:style-name="Standard"><text:span text:style-name="T3">Special Setup Options for Virtual Machines</text:span></text:p>
      <text:p text:style-name="Standard"><text:span text:style-name="T3"/></text:p>
      <text:p text:style-name="Standard"><text:span text:style-name="T3">cat /proc/sys/net/ipv4/ip_forward - </text:span><text:span text:style-name="T4">He</text:span></text:p>
      <text:p text:style-name="Standard"><text:span text:style-name="T3">/etc/sysctl.conf </text:span><text:span text:style-name="T4">- set net.ipv4.ip_forward = 1</text:span></text:p>
      <text:p text:style-name="Standard"><text:span text:style-name="T4"/></text:p>
      <text:p text:style-name="Standard"><text:span text:style-name="T3">sysctl</text:span><text:span text:style-name="T4"> - interface for examining dynamically changing parameters in BSD and Linux OS.</text:span></text:p>
      <text:list xml:id="list1727881814612568010" text:style-name="L6">
        <text:list-item>
          <text:p text:style-name="P13"><text:span text:style-name="T2">-p</text:span><text:span text:style-name="T4"> - lists bynaries in /etc/sysctl.conf (by default).</text:span></text:p>
        </text:list-item>
      </text:list>
      <text:p text:style-name="Standard"><text:span text:style-name="T3"/></text:p>
      <text:list xml:id="list1821439796" text:continue-list="list100559697" text:style-name="L2">
        <text:list-item>
          <text:list>
            <text:list-header>
              <text:p text:style-name="P16"><text:span text:style-name="T1">1.7: Configure Default File Sharing Services</text:span></text:p>
            </text:list-header>
          </text:list>
        </text:list-item>
      </text:list>
      <text:p text:style-name="P17"><text:span text:style-name="T2">Default HTTP server for RHEL 6 is Apache. <text:s/>Default FTP server is vsFTP.</text:span></text:p>
      <text:p text:style-name="P17"><text:span text:style-name="T2"/></text:p>
      <text:p text:style-name="Standard"><text:span text:style-name="T3">httpd</text:span><text:span text:style-name="T2"> - Apache Webserver daemon.</text:span></text:p>
      <text:p text:style-name="Standard">========================================</text:p>
      <text:p text:style-name="P9">/etc/vsftpd.conf</text:p>
      <text:p text:style-name="P19"><text:span text:style-name="T2">========================================</text:span></text:p>
      <text:list xml:id="list134581807748454074" text:style-name="L8">
        <text:list-item>
          <text:p text:style-name="P15"><text:span text:style-name="T2">/var/www/html/</text:span></text:p>
        </text:list-item>
        <text:list-item>
          <text:p text:style-name="P15"><text:span text:style-name="T2">port 80</text:span></text:p>
        </text:list-item>
        <text:list-item>
          <text:p text:style-name="P15"><text:span text:style-name="T2"/></text:p>
        </text:list-item>
      </text:list>
      <text:p text:style-name="Standard"><text:span text:style-name="T3">vsftpd</text:span><text:span text:style-name="T2"> - “very safe” file transfer protocol daemon</text:span></text:p>
      <text:p text:style-name="Standard">========================================</text:p>
      <text:p text:style-name="P9">/etc/vsftpd.conf</text:p>
      <text:p text:style-name="P19">========================================</text:p>
      <text:list xml:id="list196022246" text:continue-numbering="true" text:style-name="L8">
        <text:list-item>
          <text:p text:style-name="P15"><text:span text:style-name="T2">/var/ftp/pub/</text:span></text:p>
        </text:list-item>
        <text:list-item>
          <text:p text:style-name="P15"><text:soft-page-break/><text:span text:style-name="T2">listen port - 21</text:span></text:p>
        </text:list-item>
        <text:list-item>
          <text:p text:style-name="P15"><text:span text:style-name="T2">active port - 20 </text:span></text:p>
        </text:list-item>
        <text:list-item>
          <text:p text:style-name="P20"><text:span text:style-name="T2">Not relevant to RHCSA, but see </text:span><text:a xlink:type="simple" xlink:href="http://slacksite.com/other/ftp.html">http://slacksite.com/other/ftp.html</text:a><text:span text:style-name="T2"> for details.</text:span></text:p>
        </text:list-item>
        <text:list-item>
          <text:p text:style-name="P21"><text:span text:style-name="T2"/></text:p>
          <text:p text:style-name="P18"><text:span text:style-name="T2"/></text:p>
        </text:list-item>
      </text:list>
      <text:p text:style-name="P17"><text:span text:style-name="T2"/></text:p>
      <text:p text:style-name="P17"><text:span text:style-name="T2">From DVD</text:span></text:p>
      <text:list xml:id="list3397296746434990750" text:style-name="L7">
        <text:list-item>
          <text:p text:style-name="P14"><text:span text:style-name="T5">mount /dev/dvd /media</text:span></text:p>
        </text:list-item>
        <text:list-item>
          <text:p text:style-name="P14"><text:span text:style-name="T5">mount -o loop $isofile /media</text:span></text:p>
        </text:list-item>
      </text:list>
      <text:p text:style-name="P17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22:19:40</meta:creation-date>
    <dc:date>2013-04-17T03:13:27</dc:date>
    <meta:editing-duration>PT16M25S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2" meta:paragraph-count="36" meta:word-count="186" meta:character-count="1264"/>
  </office:meta>
</office:document-meta>
</file>